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3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4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 style:page-number="auto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6" style:family="paragraph" style:parent-style-name="Standard" style:list-style-name="L1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7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9" style:family="paragraph" style:parent-style-name="Standard" style:list-style-name="L1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widows="2" fo:text-indent="0in" style:auto-text-indent="false"/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1" style:family="paragraph" style:parent-style-name="Standard" style:list-style-name="L1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  <style:text-properties fo:color="#000000" loext:opacity="100%"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widows="2" fo:text-indent="0in" style:auto-text-indent="false"/>
      <style:text-properties fo:color="#000000" loext:opacity="100%"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T2" style:family="text">
      <style:text-properties fo:color="#000000" loext:opacity="100%"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 style:font-weight-complex="bold"/>
    </style:style>
    <text:list-style style:name="L1">
      <text:list-level-style-bullet text:level="1" text:style-name="Bullet_5f_Symbols" loext:num-list-format="%1%" text:bullet-char="">
        <style:list-level-properties text:space-before="0.2in" text:min-label-width="0.3i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ext:p text:style-name="P1"/>
      <text:p text:style-name="P1"><text:span text:style-name="T2">Estimats Socis/es del Club Marítim de Maó</text:span><text:span text:style-name="T1"><text:line-break/>C/ Clar, 73. 07750 Ferreries </text:span></text:p>
      <text:p text:style-name="P1"/>
      <text:p text:style-name="P1"/>
      <text:p text:style-name="P8">Us convocam a la propera reunió del Club Marítim de Maó.</text:p>
      <text:list text:style-name="L1">
        <text:list-item>
          <text:p text:style-name="P6"><text:span text:style-name="T2">Dia</text:span><text:span text:style-name="T1">: Dilluns 25 de Novembre</text:span></text:p>
        </text:list-item>
        <text:list-item>
          <text:p text:style-name="P6"><text:span text:style-name="T2">Hora</text:span><text:span text:style-name="T1">: 20:00 h</text:span></text:p>
        </text:list-item>
        <text:list-item>
          <text:p text:style-name="P6"><text:span text:style-name="T2">Lloc</text:span><text:span text:style-name="T1">: Sala d’actes del Club Marítim de Maó, C/ Moll de Llevant, 287</text:span></text:p>
        </text:list-item>
        <text:list-item>
          <text:p text:style-name="P11">Ordre del dia:</text:p>
        </text:list-item>
        <text:list-item>
          <text:p text:style-name="P9">Lectura i aprovació de l’acta de la sessió anterior.</text:p>
        </text:list-item>
        <text:list-item>
          <text:p text:style-name="P9">Revisió de les activitats anuals del club.</text:p>
        </text:list-item>
        <text:list-item>
          <text:p text:style-name="P9">Presentació del pressupost per al proper exercici.</text:p>
        </text:list-item>
        <text:list-item>
          <text:p text:style-name="P9">Torn obert de paraules.</text:p>
        </text:list-item>
      </text:list>
      <text:p text:style-name="P3"/>
      <text:p text:style-name="P3"/>
      <text:p text:style-name="P3"/>
      <text:p text:style-name="P3"/>
      <text:p text:style-name="P10">[Firma]</text:p>
      <text:p text:style-name="P3"><text:span text:style-name="T1"><text:line-break/></text:span><text:span text:style-name="T2">[Basilio Ferrer]</text:span></text:p>
      <text:p text:style-name="P10">President del Club Marítim de Maó</text:p>
      <text:p text:style-name="P12">Maó, 20 de Novembre de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5f_Symbols" style:display-name="Bullet_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Aimé</meta:initial-creator>
    <meta:generator>LibreOffice/7.4.7.2$Linux_X86_64 LibreOffice_project/40$Build-2</meta:generator>
    <meta:document-statistic meta:table-count="0" meta:image-count="0" meta:object-count="0" meta:page-count="1" meta:paragraph-count="14" meta:word-count="97" meta:character-count="507" meta:non-whitespace-character-count="430"/>
  </office:meta>
</office:document-meta>
</file>